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82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fo:font-style="italic" style:font-style-asian="italic" style:font-style-complex="italic"/>
    </style:style>
    <style:style style:name="ce5" style:family="table-cell" style:parent-style-name="Default" style:data-style-name="N2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3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alcoli per il disegno delle copertin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9" office:value-type="string" calcext:value-type="string">
            <text:p>Dimensioni libro finito (mm)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larghezza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altezza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agine</text:p>
          </table:table-cell>
          <table:table-cell office:value-type="float" office:value="222" calcext:value-type="float">
            <text:p>222</text:p>
          </table:table-cell>
          <table:table-cell table:style-name="ce5" table:formula="of:=[.B6]/8" office:value-type="float" office:value="27.75" calcext:value-type="float">
            <text:p>27,75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/mq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bass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alt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verticale</text:p>
          </table:table-cell>
          <table:table-cell table:formula="of:=237/1.6180339887" office:value-type="float" office:value="146.474055338242" calcext:value-type="float">
            <text:p>146,47405533824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scala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osizion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tazion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4"/>
        </table:table-row>
        <table:table-row table:style-name="ro1">
          <table:table-cell table:style-name="ce11" office:value-type="string" calcext:value-type="string">
            <text:p>Scritte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Dim</text:p>
          </table:table-cell>
          <table:table-cell/>
        </table:table-row>
        <table:table-row table:style-name="ro1">
          <table:table-cell table:style-name="ce10" office:value-type="string" calcext:value-type="string">
            <text:p>Editore</text:p>
          </table:table-cell>
          <table:table-cell office:value-type="float" office:value="291.61" calcext:value-type="float">
            <text:p>291,61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Titolo</text:p>
          </table:table-cell>
          <table:table-cell office:value-type="float" office:value="268.36" calcext:value-type="float">
            <text:p>268,36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osta</text:p>
          </table:table-cell>
          <table:table-cell office:value-type="float" office:value="218" calcext:value-type="float">
            <text:p>21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Edizione</text:p>
          </table:table-cell>
          <table:table-cell office:value-type="float" office:value="304.76" calcext:value-type="float">
            <text:p>304,7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arta sopra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C-BY-SA</text:p>
          </table:table-cell>
          <table:table-cell office:value-type="float" office:value="93.215" calcext:value-type="float">
            <text:p>93,21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arta sotto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isbn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4"/>
        </table:table-row>
        <table:table-row table:style-name="ro1">
          <table:table-cell table:style-name="ce10" office:value-type="string" calcext:value-type="string">
            <text:p>smarginatu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pessore linee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 table:number-rows-repeated="2">
          <table:table-cell table:style-name="ce10"/>
          <table:table-cell table:number-columns-repeated="4"/>
        </table:table-row>
        <table:table-row table:style-name="ro1">
          <table:table-cell table:style-name="ce12" office:value-type="string" calcext:value-type="string">
            <text:p>Campi calcolati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dorso</text:p>
          </table:table-cell>
          <table:table-cell table:formula="of:=VLOOKUP([.B6]+15; [tabelle.A4:.D32]; [.B7]/10-6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hezza</text:p>
          </table:table-cell>
          <table:table-cell table:formula="of:=[.B4]*2+[.B31]+4*[.B26]"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zza</text:p>
          </table:table-cell>
          <table:table-cell table:formula="of:=[.B5]+4*[.B26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tagli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o</text:p>
          </table:table-cell>
          <table:table-cell office:value-type="float" office:value="0" calcext:value-type="float">
            <text:p>0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SOs</text:p>
          </table:table-cell>
          <table:table-cell table:formula="of:=[.B26]*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table:formula="of:=[.B33]-[.B26]*2"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table:formula="of:=[.B33]-[.B26]" office:value-type="float" office:value="428" calcext:value-type="float">
            <text:p>428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e</text:p>
          </table:table-cell>
          <table:table-cell table:formula="of:=[.B33]-[.B26]" office:value-type="float" office:value="428" calcext:value-type="float">
            <text:p>428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n</text:p>
          </table:table-cell>
          <table:table-cell table:formula="of:=[.B33]-2*[.B26]" office:value-type="float" office:value="423" calcext:value-type="float">
            <text:p>423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o</text:p>
          </table:table-cell>
          <table:table-cell office:value-type="float" office:value="0" calcext:value-type="float">
            <text:p>0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cordonatura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table:formula="of:=[.B4]+2*[.B26]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formula="of:=2*[.B26]+[.B4]+[.B31]"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formula="of:=[.B4]+2*[.B26]" office:value-type="float" office:value="210" calcext:value-type="float">
            <text:p>2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table:formula="of:=2*[.B26]+[.B4]+[.B31]" office:value-type="float" office:value="223" calcext:value-type="float">
            <text:p>223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q. scritta dorso</text:p>
          </table:table-cell>
          <table:table-cell table:formula="of:=[.B47]+([.B48]-[.B47]-[.D51])/2" office:value-type="float" office:value="212.4175" calcext:value-type="float">
            <text:p>212,4175</text:p>
          </table:table-cell>
          <table:table-cell office:value-type="float" office:value="36" calcext:value-type="float">
            <text:p>36</text:p>
          </table:table-cell>
          <table:table-cell office:value-type="float" office:value="8.165" calcext:value-type="float">
            <text:p>8,16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ascia bassa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3" calcext:value-type="float">
            <text:p>423</text:p>
          </table:table-cell>
          <table:table-cell table:formula="of:=[.B8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alta</text:p>
          </table:table-cell>
          <table:table-cell table:formula="of:=[.B26]" office:value-type="float" office:value="5" calcext:value-type="float">
            <text:p>5</text:p>
          </table:table-cell>
          <table:table-cell table:formula="of:=[.B34]-2*[.B26]-[.B9]" office:value-type="float" office:value="267" calcext:value-type="float">
            <text:p>267</text:p>
          </table:table-cell>
          <table:table-cell table:formula="of:=[.B33]-2*[.B26]" office:value-type="float" office:value="423" calcext:value-type="float">
            <text:p>423</text:p>
          </table:table-cell>
          <table:table-cell table:formula="of:=[.B9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verticale</text:p>
          </table:table-cell>
          <table:table-cell table:formula="of:=[.B33]-2*[.B26]-[.B4]/2-[.B10]/2" office:value-type="float" office:value="249.762972330879" calcext:value-type="float">
            <text:p>249,762972330879</text:p>
          </table:table-cell>
          <table:table-cell table:formula="of:=2*[.B26]+[.B8]" office:value-type="float" office:value="30" calcext:value-type="float">
            <text:p>30</text:p>
          </table:table-cell>
          <table:table-cell table:formula="of:=[.B10]" office:value-type="float" office:value="146.474055338242" calcext:value-type="float">
            <text:p>146,474055338242</text:p>
          </table:table-cell>
          <table:table-cell table:formula="of:=[.B34]-4*[.B26]-[.B8]-[.B9]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Riempimento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3" calcext:value-type="float">
            <text:p>423</text:p>
          </table:table-cell>
          <table:table-cell table:formula="of:=[.B34]-2*[.B26]" office:value-type="float" office:value="287" calcext:value-type="float">
            <text:p>2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cremento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Volume 1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2</text:p>
          </table:table-cell>
          <table:table-cell table:formula="of:=[.B61]-[.B$59]" office:value-type="float" office:value="200" calcext:value-type="float">
            <text:p>200</text:p>
          </table:table-cell>
          <table:table-cell table:formula="of:=[.C61]-[.C$59]" office:value-type="float" office:value="228" calcext:value-type="float">
            <text:p>228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3</text:p>
          </table:table-cell>
          <table:table-cell table:formula="of:=[.B62]-[.B$59]" office:value-type="float" office:value="185" calcext:value-type="float">
            <text:p>185</text:p>
          </table:table-cell>
          <table:table-cell table:formula="of:=[.C62]-[.C$59]" office:value-type="float" office:value="221" calcext:value-type="float">
            <text:p>221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4</text:p>
          </table:table-cell>
          <table:table-cell table:formula="of:=[.B63]-[.B$59]" office:value-type="float" office:value="170" calcext:value-type="float">
            <text:p>170</text:p>
          </table:table-cell>
          <table:table-cell table:formula="of:=[.C63]-[.C$59]" office:value-type="float" office:value="214" calcext:value-type="float">
            <text:p>214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5</text:p>
          </table:table-cell>
          <table:table-cell table:formula="of:=[.B64]-[.B$59]" office:value-type="float" office:value="155" calcext:value-type="float">
            <text:p>155</text:p>
          </table:table-cell>
          <table:table-cell table:formula="of:=[.C64]-[.C$59]" office:value-type="float" office:value="207" calcext:value-type="float">
            <text:p>207</text:p>
          </table:table-cell>
          <table:table-cell table:number-columns-repeated="2" office:value-type="float" office:value="255" calcext:value-type="float">
            <text:p>255</text:p>
          </table:table-cell>
        </table:table-row>
      </table:table>
      <table:table table:name="tabelle" table:style-name="ta1">
        <table:table-column table:style-name="co4" table:number-columns-repeated="2" table:default-cell-style-name="Default"/>
        <table:table-column table:style-name="co4" table:default-cell-style-name="ce17"/>
        <table:table-column table:style-name="co4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6" office:value-type="string" calcext:value-type="string" table:number-columns-spanned="4" table:number-rows-spanned="1">
            <text:p>Calcolo dorso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g/mq</text:p>
          </table:table-cell>
          <table:covered-table-cell table:style-name="Default"/>
          <table:covered-table-cell/>
        </table:table-row>
        <table:table-row table:style-name="ro1">
          <table:table-cell table:style-name="ce15" office:value-type="string" calcext:value-type="string">
            <text:p>pagine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 style:data-style-name="N2" text:time-value="07:29:35.95380392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Daniele Zambelli</meta:initial-creator>
    <meta:creation-date>2016-09-12T16:21:50.517828305</meta:creation-date>
    <meta:generator>LibreOffice/6.3.0.4$Linux_X86_64 LibreOffice_project/30$Build-4</meta:generator>
    <dc:date>2019-09-03T08:39:56.540326968</dc:date>
    <dc:creator>Daniele Zambelli</dc:creator>
    <meta:editing-duration>PT3H17M30S</meta:editing-duration>
    <meta:editing-cycles>24</meta:editing-cycles>
    <meta:document-statistic meta:table-count="2" meta:cell-count="285" meta:object-count="0"/>
  </office:meta>
</office:document-meta>
</file>